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aa3a9"/>
    </style:style>
    <style:style style:name="P2" style:family="paragraph" style:parent-style-name="Standard">
      <style:text-properties officeooo:paragraph-rsid="002da04b"/>
    </style:style>
    <style:style style:name="P3" style:family="paragraph" style:parent-style-name="Standard">
      <style:text-properties officeooo:rsid="0030ecde" officeooo:paragraph-rsid="0030ecde"/>
    </style:style>
    <style:style style:name="P4" style:family="paragraph" style:parent-style-name="Standard">
      <style:text-properties officeooo:rsid="003b2cc9" officeooo:paragraph-rsid="003b2cc9"/>
    </style:style>
    <style:style style:name="P5" style:family="paragraph" style:parent-style-name="Standard">
      <style:text-properties officeooo:rsid="003bd45d" officeooo:paragraph-rsid="003bd45d"/>
    </style:style>
    <style:style style:name="P6" style:family="paragraph" style:parent-style-name="Standard">
      <style:text-properties officeooo:rsid="003dc895" officeooo:paragraph-rsid="003dc895"/>
    </style:style>
    <style:style style:name="P7" style:family="paragraph" style:parent-style-name="Standard">
      <style:text-properties style:text-line-through-style="solid" style:text-line-through-type="single" fo:font-style="normal" style:text-underline-style="none" officeooo:rsid="003bd45d" officeooo:paragraph-rsid="003bd45d" style:font-style-asian="normal" style:font-style-complex="normal"/>
    </style:style>
    <style:style style:name="P8" style:family="paragraph" style:parent-style-name="Standard">
      <style:text-properties officeooo:rsid="0044acfd" officeooo:paragraph-rsid="0044acfd"/>
    </style:style>
    <style:style style:name="P9" style:family="paragraph" style:parent-style-name="Standard">
      <style:text-properties officeooo:rsid="00489ced" officeooo:paragraph-rsid="00489ced"/>
    </style:style>
    <style:style style:name="T1" style:family="text">
      <style:text-properties officeooo:rsid="0030ecde"/>
    </style:style>
    <style:style style:name="T2" style:family="text">
      <style:text-properties officeooo:rsid="0031cfcf"/>
    </style:style>
    <style:style style:name="T3" style:family="text">
      <style:text-properties officeooo:rsid="0039ab3c"/>
    </style:style>
    <style:style style:name="T4" style:family="text">
      <style:text-properties officeooo:rsid="003dc895"/>
    </style:style>
    <style:style style:name="T5" style:family="text">
      <style:text-properties officeooo:rsid="003e9dfd"/>
    </style:style>
    <style:style style:name="T6" style:family="text">
      <style:text-properties officeooo:rsid="0040f722"/>
    </style:style>
    <style:style style:name="T7" style:family="text">
      <style:text-properties officeooo:rsid="00434039"/>
    </style:style>
    <style:style style:name="T8" style:family="text">
      <style:text-properties officeooo:rsid="00468703"/>
    </style:style>
    <style:style style:name="T9" style:family="text">
      <style:text-properties officeooo:rsid="004e47bc"/>
    </style:style>
    <style:style style:name="T10" style:family="text">
      <style:text-properties officeooo:rsid="004f39fe"/>
    </style:style>
    <style:style style:name="T11" style:family="text">
      <style:text-properties officeooo:rsid="00502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税务问题</text:p>
      <text:p text:style-name="Standard">资金来源</text:p>
      <text:p text:style-name="P2">1. 非税务到税务的过程：是否需要报告cra非税务居民期间有多少收入，第一次报税怎么报</text:p>
      <text:p text:style-name="Standard">2. 资金来源解释问题（捷克的20万到60万，今年的30万美元转帐）。股市投资300万加币。</text:p>
      <text:p text:style-name="P1">3. 捷克准备转到史记账上 -&gt; 钱都是史记非税务局民期间赚的。</text:p>
      <text:p text:style-name="Standard"/>
      <text:p text:style-name="Standard"/>
      <text:p text:style-name="Standard"><text:s/></text:p>
      <text:p text:style-name="Standard"/>
      <text:p text:style-name="Standard">1. <text:span text:style-name="T1">Ji Shi从2017到2018年开始是加拿大的非税务局民。 <text:s/>Ji Shi 于2019年5月回到加拿大成立公司。</text:span></text:p>
      <text:p text:style-name="P3">2. Ji Shi在中国股市中赚钱<text:span text:style-name="T3">300万加币</text:span> <text:span text:style-name="T2">(因为要回到加拿大，ji shi的国内的银行账户和投资账户都关闭了，没有任何交割记录和银行记录，离开中国之前，把资金暂时存放在man ye shi的账户里，让man ye shi转帐给ji shi加拿大的公司）</text:span></text:p>
      <text:p text:style-name="P4">3. man ye shi加拿大账户中的资金是ji shi所有, man ye shi暂时管理。</text:p>
      <text:p text:style-name="Standard"/>
      <text:p text:style-name="Standard"/>
      <text:p text:style-name="P6">Ji Shi 2020年把税报足。</text:p>
      <text:p text:style-name="P7"><text:span text:style-name="T5">（否决）</text:span>Ji Shi 需要报海外租金收入，为以后卖房子钱进来做准备。<text:span text:style-name="T4">（质疑：Ji Shi不持有房产，没有买卖记录，中国缴税记录，史路嘉买卖房子跟ji shi 没关系）</text:span></text:p>
      <text:p text:style-name="P5">Ji Shi 需要报海外资产，收入，为以后钱进来<text:span text:style-name="T5">（包括卖房子的proceeds）</text:span>做准备。质疑<text:span text:style-name="T7">：</text:span>海外资产的证明<text:span text:style-name="T7">，银行账户资料在哪？钱在哪？海外资产都不是我的名字，海外没有资产。卖完房子的资金也是作为无息贷款或者ownership equity. </text:span></text:p>
      <text:p text:style-name="P9">Ji Shi 现金收入： </text:p>
      <text:p text:style-name="P8">Ji Shi的股票收入：股票收入证据在哪？交易户头在哪？如何解释？</text:p>
      <text:p text:style-name="P8"/>
      <text:p text:style-name="P8">核心问题是<text:span text:style-name="T11">：汇过</text:span>来的钱是哪来的<text:span text:style-name="T10">：</text:span></text:p>
      <text:p text:style-name="P8"/>
      <text:p text:style-name="P8">他人股份投资<text:span text:style-name="T8">：</text:span></text:p>
      <text:p text:style-name="P8">他人无息贷款<text:span text:style-name="T8">：</text:span></text:p>
      <text:p text:style-name="P5"/>
      <text:p text:style-name="P6">Jack 海外外借减少：解释收入。</text:p>
      <text:p text:style-name="P6"/>
      <text:p text:style-name="P6">钱<text:span text:style-name="T6">：进入IB运营。有房子就付首付。放在公司下面。钱以后慢慢转。到了这就盖房子花掉最稳妥。</text:span></text:p>
      <text:p text:style-name="P6"/>
      <text:p text:style-name="P6">需要核实的是<text:span text:style-name="T9">：share issuance如何做。</text:span></text:p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2:16:38.142925977</meta:creation-date>
    <dc:date>2019-07-21T21:49:24.097288193</dc:date>
    <meta:editing-duration>PT1H11M21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583" meta:character-count="751" meta:non-whitespace-character-count="706"/>
  </office:meta>
</office:document-meta>
</file>